
<file path=META-INF/manifest.xml><?xml version="1.0" encoding="utf-8"?>
<manifest:manifest xmlns:manifest="urn:oasis:names:tc:opendocument:xmlns:manifest:1.0" manifest:version="1.2">
  <manifest:file-entry manifest:media-type="application/vnd.oasis.opendocument.formula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</manifest:manifest>
</file>

<file path=content.xml><?xml version="1.0" encoding="utf-8"?>
<math xmlns="http://www.w3.org/1998/Math/MathML">
  <semantics>
    <mtable>
      <mtr>
        <mtd>
          <mrow>
            <mrow>
              <mo stretchy="false">(</mo>
              <mrow>
                <mi>P</mi>
                <mrow>
                  <mi/>
                  <mo stretchy="false">→</mo>
                  <mi/>
                </mrow>
                <mrow>
                  <mo stretchy="false">¬</mo>
                  <mi>D</mi>
                </mrow>
                <mrow>
                  <mi/>
                  <mo stretchy="false">∧</mo>
                  <mi>S</mi>
                </mrow>
              </mrow>
              <mo stretchy="false">)</mo>
            </mrow>
            <mrow>
              <mi/>
              <mo stretchy="false">∧</mo>
              <mi/>
            </mrow>
          </mrow>
        </mtd>
      </mtr>
      <mtr>
        <mtd>
          <mrow>
            <mrow>
              <mo stretchy="false">(</mo>
              <mrow>
                <mi>D</mi>
                <mrow>
                  <mi/>
                  <mo stretchy="false">∨</mo>
                  <mi>S</mi>
                </mrow>
              </mrow>
              <mo stretchy="false">)</mo>
            </mrow>
            <mrow>
              <mi/>
              <mo stretchy="false">∧</mo>
              <mrow>
                <mo stretchy="false">¬</mo>
                <mrow>
                  <mo stretchy="false">(</mo>
                  <mrow>
                    <mrow>
                      <mo stretchy="false">¬</mo>
                      <mi>P</mi>
                    </mrow>
                    <mrow>
                      <mi/>
                      <mo stretchy="false">∧</mo>
                      <mi>S</mi>
                    </mrow>
                  </mrow>
                  <mo stretchy="false">)</mo>
                </mrow>
              </mrow>
            </mrow>
            <mrow>
              <mi/>
              <mo stretchy="false">∧</mo>
              <mi/>
            </mrow>
          </mrow>
        </mtd>
      </mtr>
      <mtr>
        <mtd>
          <mrow>
            <mrow>
              <mo stretchy="false">(</mo>
              <mrow>
                <mrow>
                  <mo stretchy="false">¬</mo>
                  <mi>D</mi>
                </mrow>
                <mrow>
                  <mi/>
                  <mo stretchy="false">∨</mo>
                  <mrow>
                    <mo stretchy="false">¬</mo>
                    <mi>S</mi>
                  </mrow>
                </mrow>
                <mrow>
                  <mi/>
                  <mo stretchy="false">→</mo>
                  <mi/>
                </mrow>
                <mrow>
                  <mo stretchy="false">¬</mo>
                  <mi>M</mi>
                </mrow>
              </mrow>
              <mo stretchy="false">)</mo>
            </mrow>
            <mrow>
              <mi/>
              <mo stretchy="false">∧</mo>
              <mi/>
            </mrow>
          </mrow>
        </mtd>
      </mtr>
      <mtr>
        <mtd>
          <mrow>
            <mrow>
              <mo stretchy="false">(</mo>
              <mrow>
                <mi>D</mi>
                <mrow>
                  <mi/>
                  <mo stretchy="false">→</mo>
                  <mrow>
                    <mo stretchy="false">¬</mo>
                    <mi>M</mi>
                  </mrow>
                </mrow>
                <mrow>
                  <mi/>
                  <mo stretchy="false">∧</mo>
                  <mi/>
                </mrow>
                <mi>S</mi>
                <mi/>
              </mrow>
              <mo stretchy="false">)</mo>
            </mrow>
            <mi/>
          </mrow>
        </mtd>
      </mtr>
      <mtr>
        <mtd/>
      </mtr>
      <mtr>
        <mtd>
          <mrow>
            <mi mathvariant="italic">Implikation</mi>
            <mi/>
          </mrow>
        </mtd>
      </mtr>
      <mtr>
        <mtd>
          <mrow>
            <mrow>
              <mo stretchy="false">(</mo>
              <mrow>
                <mrow>
                  <mi>D</mi>
                  <mo stretchy="false">→</mo>
                  <mrow>
                    <mo stretchy="false">¬</mo>
                    <mi>M</mi>
                  </mrow>
                </mrow>
                <mrow>
                  <mi/>
                  <mo stretchy="false">∧</mo>
                  <mi>S</mi>
                </mrow>
              </mrow>
              <mo stretchy="false">)</mo>
            </mrow>
            <mi/>
          </mrow>
        </mtd>
      </mtr>
      <mtr>
        <mtd>
          <mrow>
            <mo stretchy="false">⇔</mo>
            <mrow>
              <mo stretchy="false">(</mo>
              <mrow>
                <mrow>
                  <mo stretchy="false">¬</mo>
                  <mi>D</mi>
                </mrow>
                <mrow>
                  <mi/>
                  <mo stretchy="false">∨</mo>
                  <mrow>
                    <mo stretchy="false">¬</mo>
                    <mi>M</mi>
                  </mrow>
                </mrow>
                <mrow>
                  <mi/>
                  <mo stretchy="false">∧</mo>
                  <mi>S</mi>
                </mrow>
              </mrow>
              <mo stretchy="false">)</mo>
            </mrow>
            <mi/>
          </mrow>
        </mtd>
      </mtr>
      <mtr>
        <mtd/>
      </mtr>
      <mtr>
        <mtd>
          <mrow>
            <mrow>
              <mo stretchy="false">(</mo>
              <mrow>
                <mi>P</mi>
                <mrow>
                  <mi/>
                  <mo stretchy="false">→</mo>
                  <mi/>
                </mrow>
                <mrow>
                  <mo stretchy="false">¬</mo>
                  <mi>D</mi>
                </mrow>
                <mrow>
                  <mi/>
                  <mo stretchy="false">∧</mo>
                  <mi>S</mi>
                </mrow>
              </mrow>
              <mo stretchy="false">)</mo>
            </mrow>
            <mrow>
              <mi/>
              <mo stretchy="false">∧</mo>
              <mi/>
            </mrow>
          </mrow>
        </mtd>
      </mtr>
      <mtr>
        <mtd>
          <mrow>
            <mrow>
              <mo stretchy="false">(</mo>
              <mrow>
                <mi>D</mi>
                <mrow>
                  <mi/>
                  <mo stretchy="false">∨</mo>
                  <mi>S</mi>
                </mrow>
              </mrow>
              <mo stretchy="false">)</mo>
            </mrow>
            <mrow>
              <mi/>
              <mo stretchy="false">∧</mo>
              <mrow>
                <mo stretchy="false">¬</mo>
                <mrow>
                  <mo stretchy="false">(</mo>
                  <mrow>
                    <mrow>
                      <mo stretchy="false">¬</mo>
                      <mi>P</mi>
                    </mrow>
                    <mrow>
                      <mi/>
                      <mo stretchy="false">∧</mo>
                      <mi>S</mi>
                    </mrow>
                  </mrow>
                  <mo stretchy="false">)</mo>
                </mrow>
              </mrow>
            </mrow>
            <mrow>
              <mi/>
              <mo stretchy="false">∧</mo>
              <mi/>
            </mrow>
          </mrow>
        </mtd>
      </mtr>
      <mtr>
        <mtd>
          <mrow>
            <mrow>
              <mo stretchy="false">(</mo>
              <mrow>
                <mrow>
                  <mo stretchy="false">¬</mo>
                  <mi>D</mi>
                </mrow>
                <mrow>
                  <mi/>
                  <mo stretchy="false">∨</mo>
                  <mrow>
                    <mo stretchy="false">¬</mo>
                    <mi>S</mi>
                  </mrow>
                </mrow>
                <mrow>
                  <mi/>
                  <mo stretchy="false">→</mo>
                  <mi/>
                </mrow>
                <mrow>
                  <mo stretchy="false">¬</mo>
                  <mi>M</mi>
                </mrow>
              </mrow>
              <mo stretchy="false">)</mo>
            </mrow>
            <mrow>
              <mi/>
              <mo stretchy="false">∧</mo>
              <mi/>
            </mrow>
          </mrow>
        </mtd>
      </mtr>
      <mtr>
        <mtd>
          <mrow>
            <mrow>
              <mo stretchy="false">(</mo>
              <mrow>
                <mrow>
                  <mo stretchy="false">¬</mo>
                  <mi>D</mi>
                </mrow>
                <mrow>
                  <mi/>
                  <mo stretchy="false">∨</mo>
                  <mrow>
                    <mo stretchy="false">¬</mo>
                    <mi>M</mi>
                  </mrow>
                </mrow>
                <mrow>
                  <mi/>
                  <mo stretchy="false">∧</mo>
                  <mi>S</mi>
                </mrow>
              </mrow>
              <mo stretchy="false">)</mo>
            </mrow>
            <mi/>
          </mrow>
        </mtd>
      </mtr>
      <mtr>
        <mtd/>
      </mtr>
      <mtr>
        <mtd>
          <mrow>
            <mi mathvariant="italic">Distributivgesetz</mi>
            <mi/>
          </mrow>
        </mtd>
      </mtr>
      <mtr>
        <mtd>
          <mrow>
            <mrow>
              <mo stretchy="false">(</mo>
              <mrow>
                <mi>D</mi>
                <mrow>
                  <mi/>
                  <mo stretchy="false">∨</mo>
                  <mi>S</mi>
                </mrow>
              </mrow>
              <mo stretchy="false">)</mo>
            </mrow>
            <mrow>
              <mi/>
              <mo stretchy="false">∧</mo>
              <mrow>
                <mo stretchy="false">(</mo>
                <mrow>
                  <mrow>
                    <mo stretchy="false">¬</mo>
                    <mi>D</mi>
                  </mrow>
                  <mrow>
                    <mi/>
                    <mo stretchy="false">∨</mo>
                    <mrow>
                      <mo stretchy="false">¬</mo>
                      <mi>M</mi>
                    </mrow>
                  </mrow>
                  <mrow>
                    <mi/>
                    <mo stretchy="false">∧</mo>
                    <mi>S</mi>
                  </mrow>
                </mrow>
                <mo stretchy="false">)</mo>
              </mrow>
            </mrow>
            <mi/>
          </mrow>
        </mtd>
      </mtr>
      <mtr>
        <mtd>
          <mrow>
            <mo stretchy="false">⇔</mo>
            <mrow>
              <mo stretchy="false">(</mo>
              <mrow>
                <mi>D</mi>
                <mrow>
                  <mi/>
                  <mo stretchy="false">∧</mo>
                  <mrow>
                    <mo stretchy="false">¬</mo>
                    <mi>D</mi>
                  </mrow>
                </mrow>
                <mrow>
                  <mi/>
                  <mo stretchy="false">∨</mo>
                  <mi>D</mi>
                </mrow>
                <mrow>
                  <mi/>
                  <mo stretchy="false">∧</mo>
                  <mrow>
                    <mo stretchy="false">¬</mo>
                    <mi>M</mi>
                  </mrow>
                </mrow>
                <mrow>
                  <mi/>
                  <mo stretchy="false">∧</mo>
                  <mi>S</mi>
                </mrow>
                <mrow>
                  <mi/>
                  <mo stretchy="false">∨</mo>
                  <mrow>
                    <mo stretchy="false">¬</mo>
                    <mi>D</mi>
                  </mrow>
                </mrow>
                <mrow>
                  <mi/>
                  <mo stretchy="false">∧</mo>
                  <mi>S</mi>
                </mrow>
                <mrow>
                  <mi/>
                  <mo stretchy="false">∨</mo>
                  <mrow>
                    <mo stretchy="false">¬</mo>
                    <mi>M</mi>
                  </mrow>
                </mrow>
                <mrow>
                  <mi/>
                  <mo stretchy="false">∧</mo>
                  <mi>S</mi>
                </mrow>
                <mrow>
                  <mi/>
                  <mo stretchy="false">∧</mo>
                  <mi>S</mi>
                </mrow>
              </mrow>
              <mo stretchy="false">)</mo>
            </mrow>
            <mi/>
          </mrow>
        </mtd>
      </mtr>
      <mtr>
        <mtd>
          <mrow>
            <mi mathvariant="italic">Komplementarität</mi>
            <mi>,</mi>
            <mi mathvariant="italic">Neutralität</mi>
            <mi mathvariant="italic">und</mi>
            <mi mathvariant="italic">Idempotenz</mi>
            <mi/>
          </mrow>
        </mtd>
      </mtr>
      <mtr>
        <mtd>
          <mrow>
            <mrow>
              <mo stretchy="false">(</mo>
              <mrow>
                <mi>D</mi>
                <mrow>
                  <mi/>
                  <mo stretchy="false">∧</mo>
                  <mrow>
                    <mo stretchy="false">¬</mo>
                    <mi>D</mi>
                  </mrow>
                </mrow>
                <mrow>
                  <mi/>
                  <mo stretchy="false">∨</mo>
                  <mi>D</mi>
                </mrow>
                <mrow>
                  <mi/>
                  <mo stretchy="false">∧</mo>
                  <mrow>
                    <mo stretchy="false">¬</mo>
                    <mi>M</mi>
                  </mrow>
                </mrow>
                <mrow>
                  <mi/>
                  <mo stretchy="false">∧</mo>
                  <mi>S</mi>
                </mrow>
                <mrow>
                  <mi/>
                  <mo stretchy="false">∨</mo>
                  <mrow>
                    <mo stretchy="false">¬</mo>
                    <mi>D</mi>
                  </mrow>
                </mrow>
                <mrow>
                  <mi/>
                  <mo stretchy="false">∧</mo>
                  <mi>S</mi>
                </mrow>
                <mrow>
                  <mi/>
                  <mo stretchy="false">∨</mo>
                  <mrow>
                    <mo stretchy="false">¬</mo>
                    <mi>M</mi>
                  </mrow>
                </mrow>
                <mrow>
                  <mi/>
                  <mo stretchy="false">∧</mo>
                  <mi>S</mi>
                </mrow>
                <mrow>
                  <mi/>
                  <mo stretchy="false">∧</mo>
                  <mi>S</mi>
                </mrow>
              </mrow>
              <mo stretchy="false">)</mo>
            </mrow>
            <mi/>
          </mrow>
        </mtd>
      </mtr>
      <mtr>
        <mtd>
          <mrow>
            <mo stretchy="false">⇔</mo>
            <mrow>
              <mo stretchy="false">(</mo>
              <mrow>
                <mi>D</mi>
                <mrow>
                  <mi/>
                  <mo stretchy="false">∧</mo>
                  <mrow>
                    <mo stretchy="false">¬</mo>
                    <mi>M</mi>
                  </mrow>
                </mrow>
                <mrow>
                  <mi/>
                  <mo stretchy="false">∧</mo>
                  <mi>S</mi>
                </mrow>
                <mrow>
                  <mi/>
                  <mo stretchy="false">∨</mo>
                  <mrow>
                    <mo stretchy="false">¬</mo>
                    <mi>D</mi>
                  </mrow>
                </mrow>
                <mrow>
                  <mi/>
                  <mo stretchy="false">∧</mo>
                  <mi>S</mi>
                </mrow>
                <mrow>
                  <mi/>
                  <mo stretchy="false">∨</mo>
                  <mrow>
                    <mo stretchy="false">¬</mo>
                    <mi>M</mi>
                  </mrow>
                </mrow>
                <mrow>
                  <mi/>
                  <mo stretchy="false">∧</mo>
                  <mi>S</mi>
                </mrow>
              </mrow>
              <mo stretchy="false">)</mo>
            </mrow>
            <mi/>
          </mrow>
        </mtd>
      </mtr>
      <mtr>
        <mtd>
          <mrow>
            <mi mathvariant="italic">Absorption</mi>
            <mi/>
          </mrow>
        </mtd>
      </mtr>
      <mtr>
        <mtd>
          <mrow>
            <mrow>
              <mo stretchy="false">(</mo>
              <mrow>
                <mi>D</mi>
                <mrow>
                  <mi/>
                  <mo stretchy="false">∧</mo>
                  <mrow>
                    <mo stretchy="false">¬</mo>
                    <mi>M</mi>
                  </mrow>
                </mrow>
                <mrow>
                  <mi/>
                  <mo stretchy="false">∧</mo>
                  <mi>S</mi>
                </mrow>
                <mrow>
                  <mi/>
                  <mo stretchy="false">∨</mo>
                  <mrow>
                    <mo stretchy="false">¬</mo>
                    <mi>D</mi>
                  </mrow>
                </mrow>
                <mrow>
                  <mi/>
                  <mo stretchy="false">∧</mo>
                  <mi>S</mi>
                </mrow>
                <mrow>
                  <mi/>
                  <mo stretchy="false">∨</mo>
                  <mrow>
                    <mo stretchy="false">¬</mo>
                    <mi>M</mi>
                  </mrow>
                </mrow>
                <mrow>
                  <mi/>
                  <mo stretchy="false">∧</mo>
                  <mi>S</mi>
                </mrow>
              </mrow>
              <mo stretchy="false">)</mo>
            </mrow>
            <mi/>
          </mrow>
        </mtd>
      </mtr>
      <mtr>
        <mtd>
          <mrow>
            <mo stretchy="false">⇔</mo>
            <mrow>
              <mo stretchy="false">(</mo>
              <mrow>
                <mrow>
                  <mo stretchy="false">¬</mo>
                  <mi>D</mi>
                </mrow>
                <mrow>
                  <mi/>
                  <mo stretchy="false">∧</mo>
                  <mi>S</mi>
                </mrow>
                <mrow>
                  <mi/>
                  <mo stretchy="false">∨</mo>
                  <mrow>
                    <mo stretchy="false">¬</mo>
                    <mi>M</mi>
                  </mrow>
                </mrow>
                <mrow>
                  <mi/>
                  <mo stretchy="false">∧</mo>
                  <mi>S</mi>
                </mrow>
              </mrow>
              <mo stretchy="false">)</mo>
            </mrow>
            <mi/>
          </mrow>
        </mtd>
      </mtr>
      <mtr>
        <mtd>
          <mrow>
            <mi mathvariant="italic">Distributiv</mi>
            <mi/>
          </mrow>
        </mtd>
      </mtr>
      <mtr>
        <mtd>
          <mrow>
            <mrow>
              <mo stretchy="false">(</mo>
              <mrow>
                <mrow>
                  <mo stretchy="false">¬</mo>
                  <mi>D</mi>
                </mrow>
                <mrow>
                  <mi/>
                  <mo stretchy="false">∧</mo>
                  <mi>S</mi>
                </mrow>
                <mrow>
                  <mi/>
                  <mo stretchy="false">∨</mo>
                  <mrow>
                    <mo stretchy="false">¬</mo>
                    <mi>M</mi>
                  </mrow>
                </mrow>
                <mrow>
                  <mi/>
                  <mo stretchy="false">∧</mo>
                  <mi>S</mi>
                </mrow>
              </mrow>
              <mo stretchy="false">)</mo>
            </mrow>
            <mi/>
          </mrow>
        </mtd>
      </mtr>
      <mtr>
        <mtd>
          <mrow>
            <mo stretchy="false">⇔</mo>
            <mrow>
              <mo stretchy="false">(</mo>
              <mrow>
                <mrow>
                  <mo stretchy="false">(</mo>
                  <mrow>
                    <mrow>
                      <mo stretchy="false">¬</mo>
                      <mi>D</mi>
                    </mrow>
                    <mrow>
                      <mi/>
                      <mo stretchy="false">∨</mo>
                      <mrow>
                        <mo stretchy="false">¬</mo>
                        <mi>M</mi>
                      </mrow>
                    </mrow>
                  </mrow>
                  <mo stretchy="false">)</mo>
                </mrow>
                <mrow>
                  <mi/>
                  <mo stretchy="false">∧</mo>
                  <mi>S</mi>
                </mrow>
              </mrow>
              <mo stretchy="false">)</mo>
            </mrow>
            <mi/>
          </mrow>
        </mtd>
      </mtr>
      <mtr>
        <mtd/>
      </mtr>
      <mtr>
        <mtd>
          <mrow>
            <mrow>
              <mo stretchy="false">(</mo>
              <mrow>
                <mi>P</mi>
                <mrow>
                  <mi/>
                  <mo stretchy="false">→</mo>
                  <mi/>
                </mrow>
                <mrow>
                  <mo stretchy="false">¬</mo>
                  <mi>D</mi>
                </mrow>
                <mrow>
                  <mi/>
                  <mo stretchy="false">∧</mo>
                  <mi>S</mi>
                </mrow>
              </mrow>
              <mo stretchy="false">)</mo>
            </mrow>
            <mrow>
              <mi/>
              <mo stretchy="false">∧</mo>
              <mi/>
            </mrow>
          </mrow>
        </mtd>
      </mtr>
      <mtr>
        <mtd>
          <mrow>
            <mrow>
              <mo stretchy="false">¬</mo>
              <mrow>
                <mo stretchy="false">(</mo>
                <mrow>
                  <mrow>
                    <mo stretchy="false">¬</mo>
                    <mi>P</mi>
                  </mrow>
                  <mrow>
                    <mi/>
                    <mo stretchy="false">∧</mo>
                    <mi>S</mi>
                  </mrow>
                </mrow>
                <mo stretchy="false">)</mo>
              </mrow>
            </mrow>
            <mrow>
              <mi/>
              <mo stretchy="false">∧</mo>
              <mi/>
            </mrow>
          </mrow>
        </mtd>
      </mtr>
      <mtr>
        <mtd>
          <mrow>
            <mrow>
              <mo stretchy="false">(</mo>
              <mrow>
                <mrow>
                  <mo stretchy="false">¬</mo>
                  <mi>D</mi>
                </mrow>
                <mrow>
                  <mi/>
                  <mo stretchy="false">∨</mo>
                  <mrow>
                    <mo stretchy="false">¬</mo>
                    <mi>S</mi>
                  </mrow>
                </mrow>
                <mrow>
                  <mi/>
                  <mo stretchy="false">→</mo>
                  <mi/>
                </mrow>
                <mrow>
                  <mo stretchy="false">¬</mo>
                  <mi>M</mi>
                </mrow>
              </mrow>
              <mo stretchy="false">)</mo>
            </mrow>
            <mrow>
              <mi/>
              <mo stretchy="false">∧</mo>
              <mi/>
            </mrow>
          </mrow>
        </mtd>
      </mtr>
      <mtr>
        <mtd>
          <mrow>
            <mrow>
              <mo stretchy="false">(</mo>
              <mrow>
                <mrow>
                  <mo stretchy="false">(</mo>
                  <mrow>
                    <mrow>
                      <mo stretchy="false">¬</mo>
                      <mi>D</mi>
                    </mrow>
                    <mrow>
                      <mi/>
                      <mo stretchy="false">∨</mo>
                      <mrow>
                        <mo stretchy="false">¬</mo>
                        <mi>M</mi>
                      </mrow>
                    </mrow>
                  </mrow>
                  <mo stretchy="false">)</mo>
                </mrow>
                <mrow>
                  <mi/>
                  <mo stretchy="false">∧</mo>
                  <mi>S</mi>
                </mrow>
              </mrow>
              <mo stretchy="false">)</mo>
            </mrow>
            <mi/>
          </mrow>
        </mtd>
      </mtr>
      <mtr>
        <mtd/>
      </mtr>
      <mtr>
        <mtd>
          <mrow>
            <mi mathvariant="italic">DeMorgan</mi>
            <mi>'</mi>
            <mi mathvariant="italic">sches</mi>
            <mi mathvariant="italic">Gesetz</mi>
            <mi/>
          </mrow>
        </mtd>
      </mtr>
      <mtr>
        <mtd>
          <mrow>
            <mrow>
              <mo stretchy="false">¬</mo>
              <mrow>
                <mo stretchy="false">(</mo>
                <mrow>
                  <mrow>
                    <mo stretchy="false">¬</mo>
                    <mi>P</mi>
                  </mrow>
                  <mrow>
                    <mi/>
                    <mo stretchy="false">∧</mo>
                    <mi>S</mi>
                  </mrow>
                </mrow>
                <mo stretchy="false">)</mo>
              </mrow>
            </mrow>
            <mi/>
          </mrow>
        </mtd>
      </mtr>
      <mtr>
        <mtd>
          <mrow>
            <mo stretchy="false">⇔</mo>
            <mrow>
              <mo stretchy="false">(</mo>
              <mrow>
                <mi>P</mi>
                <mrow>
                  <mi/>
                  <mo stretchy="false">∨</mo>
                  <mrow>
                    <mo stretchy="false">¬</mo>
                    <mi>S</mi>
                  </mrow>
                </mrow>
              </mrow>
              <mo stretchy="false">)</mo>
            </mrow>
            <mi/>
          </mrow>
        </mtd>
      </mtr>
      <mtr>
        <mtd/>
      </mtr>
      <mtr>
        <mtd>
          <mrow>
            <mrow>
              <mo stretchy="false">(</mo>
              <mrow>
                <mi>P</mi>
                <mrow>
                  <mi/>
                  <mo stretchy="false">→</mo>
                  <mi/>
                </mrow>
                <mrow>
                  <mo stretchy="false">¬</mo>
                  <mi>D</mi>
                </mrow>
                <mrow>
                  <mi/>
                  <mo stretchy="false">∧</mo>
                  <mi>S</mi>
                </mrow>
              </mrow>
              <mo stretchy="false">)</mo>
            </mrow>
            <mrow>
              <mi/>
              <mo stretchy="false">∧</mo>
              <mi/>
            </mrow>
          </mrow>
        </mtd>
      </mtr>
      <mtr>
        <mtd>
          <mrow>
            <mrow>
              <mo stretchy="false">(</mo>
              <mrow>
                <mi>P</mi>
                <mrow>
                  <mi/>
                  <mo stretchy="false">∨</mo>
                  <mrow>
                    <mo stretchy="false">¬</mo>
                    <mi>S</mi>
                  </mrow>
                </mrow>
              </mrow>
              <mo stretchy="false">)</mo>
            </mrow>
            <mrow>
              <mi/>
              <mo stretchy="false">∧</mo>
              <mi/>
            </mrow>
          </mrow>
        </mtd>
      </mtr>
      <mtr>
        <mtd>
          <mrow>
            <mrow>
              <mo stretchy="false">(</mo>
              <mrow>
                <mrow>
                  <mo stretchy="false">¬</mo>
                  <mi>D</mi>
                </mrow>
                <mrow>
                  <mi/>
                  <mo stretchy="false">∨</mo>
                  <mrow>
                    <mo stretchy="false">¬</mo>
                    <mi>S</mi>
                  </mrow>
                </mrow>
                <mrow>
                  <mi/>
                  <mo stretchy="false">→</mo>
                  <mi/>
                </mrow>
                <mrow>
                  <mo stretchy="false">¬</mo>
                  <mi>M</mi>
                </mrow>
              </mrow>
              <mo stretchy="false">)</mo>
            </mrow>
            <mrow>
              <mi/>
              <mo stretchy="false">∧</mo>
              <mi/>
            </mrow>
          </mrow>
        </mtd>
      </mtr>
      <mtr>
        <mtd>
          <mrow>
            <mrow>
              <mo stretchy="false">(</mo>
              <mrow>
                <mrow>
                  <mo stretchy="false">(</mo>
                  <mrow>
                    <mrow>
                      <mo stretchy="false">¬</mo>
                      <mi>D</mi>
                    </mrow>
                    <mrow>
                      <mi/>
                      <mo stretchy="false">∨</mo>
                      <mrow>
                        <mo stretchy="false">¬</mo>
                        <mi>M</mi>
                      </mrow>
                    </mrow>
                  </mrow>
                  <mo stretchy="false">)</mo>
                </mrow>
                <mrow>
                  <mi/>
                  <mo stretchy="false">∧</mo>
                  <mi>S</mi>
                </mrow>
              </mrow>
              <mo stretchy="false">)</mo>
            </mrow>
            <mi/>
          </mrow>
        </mtd>
      </mtr>
      <mtr>
        <mtd/>
      </mtr>
      <mtr>
        <mtd>
          <mrow>
            <mi mathvariant="italic">Distributivgesetz</mi>
            <mi/>
          </mrow>
        </mtd>
      </mtr>
      <mtr>
        <mtd>
          <mrow>
            <mrow>
              <mo stretchy="false">(</mo>
              <mrow>
                <mrow>
                  <mo stretchy="false">(</mo>
                  <mrow>
                    <mrow>
                      <mo stretchy="false">¬</mo>
                      <mi>D</mi>
                    </mrow>
                    <mrow>
                      <mi/>
                      <mo stretchy="false">∨</mo>
                      <mrow>
                        <mo stretchy="false">¬</mo>
                        <mi>M</mi>
                      </mrow>
                    </mrow>
                  </mrow>
                  <mo stretchy="false">)</mo>
                </mrow>
                <mrow>
                  <mi/>
                  <mo stretchy="false">∧</mo>
                  <mi>S</mi>
                </mrow>
              </mrow>
              <mo stretchy="false">)</mo>
            </mrow>
            <mrow>
              <mi/>
              <mo stretchy="false">∧</mo>
              <mrow>
                <mo stretchy="false">(</mo>
                <mrow>
                  <mi>P</mi>
                  <mrow>
                    <mi/>
                    <mo stretchy="false">∨</mo>
                    <mrow>
                      <mo stretchy="false">¬</mo>
                      <mi>S</mi>
                    </mrow>
                  </mrow>
                </mrow>
                <mo stretchy="false">)</mo>
              </mrow>
            </mrow>
            <mi/>
          </mrow>
        </mtd>
      </mtr>
      <mtr>
        <mtd>
          <mrow>
            <mo stretchy="false">⇔</mo>
            <mrow>
              <mo stretchy="false">(</mo>
              <mrow>
                <mrow>
                  <mo stretchy="false">(</mo>
                  <mrow>
                    <mrow>
                      <mo stretchy="false">¬</mo>
                      <mi>D</mi>
                    </mrow>
                    <mrow>
                      <mi/>
                      <mo stretchy="false">∨</mo>
                      <mrow>
                        <mo stretchy="false">¬</mo>
                        <mi>M</mi>
                      </mrow>
                    </mrow>
                  </mrow>
                  <mo stretchy="false">)</mo>
                </mrow>
                <mrow>
                  <mi/>
                  <mo stretchy="false">∧</mo>
                  <mi>P</mi>
                </mrow>
                <mrow>
                  <mi/>
                  <mo stretchy="false">∨</mo>
                  <mi>P</mi>
                </mrow>
                <mrow>
                  <mi/>
                  <mo stretchy="false">∧</mo>
                  <mi>S</mi>
                </mrow>
                <mrow>
                  <mi/>
                  <mo stretchy="false">∨</mo>
                  <mrow>
                    <mo stretchy="false">(</mo>
                    <mrow>
                      <mrow>
                        <mo stretchy="false">¬</mo>
                        <mi>D</mi>
                      </mrow>
                      <mrow>
                        <mi/>
                        <mo stretchy="false">∨</mo>
                        <mrow>
                          <mo stretchy="false">¬</mo>
                          <mi>M</mi>
                        </mrow>
                      </mrow>
                    </mrow>
                    <mo stretchy="false">)</mo>
                  </mrow>
                </mrow>
                <mrow>
                  <mi/>
                  <mo stretchy="false">∧</mo>
                  <mrow>
                    <mo stretchy="false">¬</mo>
                    <mi>S</mi>
                  </mrow>
                </mrow>
                <mrow>
                  <mi/>
                  <mo stretchy="false">∨</mo>
                  <mi>S</mi>
                </mrow>
                <mrow>
                  <mi/>
                  <mo stretchy="false">∧</mo>
                  <mrow>
                    <mo stretchy="false">¬</mo>
                    <mi>S</mi>
                  </mrow>
                </mrow>
              </mrow>
              <mo stretchy="false">)</mo>
            </mrow>
            <mi/>
          </mrow>
        </mtd>
      </mtr>
      <mtr>
        <mtd>
          <mrow>
            <mi mathvariant="italic">Komplementarität</mi>
            <mi/>
          </mrow>
        </mtd>
      </mtr>
      <mtr>
        <mtd>
          <mrow>
            <mrow>
              <mo stretchy="false">(</mo>
              <mrow>
                <mrow>
                  <mo stretchy="false">(</mo>
                  <mrow>
                    <mrow>
                      <mo stretchy="false">¬</mo>
                      <mi>D</mi>
                    </mrow>
                    <mrow>
                      <mi/>
                      <mo stretchy="false">∨</mo>
                      <mrow>
                        <mo stretchy="false">¬</mo>
                        <mi>M</mi>
                      </mrow>
                    </mrow>
                  </mrow>
                  <mo stretchy="false">)</mo>
                </mrow>
                <mrow>
                  <mi/>
                  <mo stretchy="false">∧</mo>
                  <mi>P</mi>
                </mrow>
                <mrow>
                  <mi/>
                  <mo stretchy="false">∨</mo>
                  <mi>P</mi>
                </mrow>
                <mrow>
                  <mi/>
                  <mo stretchy="false">∧</mo>
                  <mi>S</mi>
                </mrow>
                <mrow>
                  <mi/>
                  <mo stretchy="false">∨</mo>
                  <mrow>
                    <mo stretchy="false">(</mo>
                    <mrow>
                      <mrow>
                        <mo stretchy="false">¬</mo>
                        <mi>D</mi>
                      </mrow>
                      <mrow>
                        <mi/>
                        <mo stretchy="false">∨</mo>
                        <mrow>
                          <mo stretchy="false">¬</mo>
                          <mi>M</mi>
                        </mrow>
                      </mrow>
                    </mrow>
                    <mo stretchy="false">)</mo>
                  </mrow>
                </mrow>
                <mrow>
                  <mi/>
                  <mo stretchy="false">∧</mo>
                  <mrow>
                    <mo stretchy="false">¬</mo>
                    <mi>S</mi>
                  </mrow>
                </mrow>
                <mrow>
                  <mi/>
                  <mo stretchy="false">∨</mo>
                  <mi>S</mi>
                </mrow>
                <mrow>
                  <mi/>
                  <mo stretchy="false">∧</mo>
                  <mrow>
                    <mo stretchy="false">¬</mo>
                    <mi>S</mi>
                  </mrow>
                </mrow>
              </mrow>
              <mo stretchy="false">)</mo>
            </mrow>
            <mi/>
          </mrow>
        </mtd>
      </mtr>
      <mtr>
        <mtd>
          <mrow>
            <mo stretchy="false">⇔</mo>
            <mrow>
              <mo stretchy="false">(</mo>
              <mrow>
                <mrow>
                  <mo stretchy="false">(</mo>
                  <mrow>
                    <mrow>
                      <mo stretchy="false">¬</mo>
                      <mi>D</mi>
                    </mrow>
                    <mrow>
                      <mi/>
                      <mo stretchy="false">∨</mo>
                      <mrow>
                        <mo stretchy="false">¬</mo>
                        <mi>M</mi>
                      </mrow>
                    </mrow>
                  </mrow>
                  <mo stretchy="false">)</mo>
                </mrow>
                <mrow>
                  <mi/>
                  <mo stretchy="false">∧</mo>
                  <mi>P</mi>
                </mrow>
                <mrow>
                  <mi/>
                  <mo stretchy="false">∨</mo>
                  <mi>P</mi>
                </mrow>
                <mrow>
                  <mi/>
                  <mo stretchy="false">∧</mo>
                  <mi>S</mi>
                </mrow>
                <mrow>
                  <mi/>
                  <mo stretchy="false">∨</mo>
                  <mrow>
                    <mo stretchy="false">(</mo>
                    <mrow>
                      <mrow>
                        <mo stretchy="false">¬</mo>
                        <mi>D</mi>
                      </mrow>
                      <mrow>
                        <mi/>
                        <mo stretchy="false">∨</mo>
                        <mrow>
                          <mo stretchy="false">¬</mo>
                          <mi>M</mi>
                        </mrow>
                      </mrow>
                    </mrow>
                    <mo stretchy="false">)</mo>
                  </mrow>
                </mrow>
                <mrow>
                  <mi/>
                  <mo stretchy="false">∧</mo>
                  <mrow>
                    <mo stretchy="false">¬</mo>
                    <mi>S</mi>
                  </mrow>
                </mrow>
              </mrow>
              <mo stretchy="false">)</mo>
            </mrow>
            <mi/>
          </mrow>
        </mtd>
      </mtr>
      <mtr>
        <mtd/>
      </mtr>
      <mtr>
        <mtd>
          <mrow>
            <mrow>
              <mo stretchy="false">(</mo>
              <mrow>
                <mi>P</mi>
                <mrow>
                  <mi/>
                  <mo stretchy="false">→</mo>
                  <mi/>
                </mrow>
                <mrow>
                  <mo stretchy="false">¬</mo>
                  <mi>D</mi>
                </mrow>
                <mrow>
                  <mi/>
                  <mo stretchy="false">∧</mo>
                  <mi>S</mi>
                </mrow>
              </mrow>
              <mo stretchy="false">)</mo>
            </mrow>
            <mrow>
              <mi/>
              <mo stretchy="false">∧</mo>
              <mi/>
            </mrow>
          </mrow>
        </mtd>
      </mtr>
      <mtr>
        <mtd>
          <mrow>
            <mrow>
              <mo stretchy="false">(</mo>
              <mrow>
                <mrow>
                  <mo stretchy="false">¬</mo>
                  <mi>D</mi>
                </mrow>
                <mrow>
                  <mi/>
                  <mo stretchy="false">∨</mo>
                  <mrow>
                    <mo stretchy="false">¬</mo>
                    <mi>S</mi>
                  </mrow>
                </mrow>
                <mrow>
                  <mi/>
                  <mo stretchy="false">→</mo>
                  <mi/>
                </mrow>
                <mrow>
                  <mo stretchy="false">¬</mo>
                  <mi>M</mi>
                </mrow>
              </mrow>
              <mo stretchy="false">)</mo>
            </mrow>
            <mrow>
              <mi/>
              <mo stretchy="false">∧</mo>
              <mi/>
            </mrow>
          </mrow>
        </mtd>
      </mtr>
      <mtr>
        <mtd>
          <mrow>
            <mrow>
              <mo stretchy="false">(</mo>
              <mrow>
                <mrow>
                  <mo stretchy="false">(</mo>
                  <mrow>
                    <mrow>
                      <mo stretchy="false">¬</mo>
                      <mi>D</mi>
                    </mrow>
                    <mrow>
                      <mi/>
                      <mo stretchy="false">∨</mo>
                      <mrow>
                        <mo stretchy="false">¬</mo>
                        <mi>M</mi>
                      </mrow>
                    </mrow>
                  </mrow>
                  <mo stretchy="false">)</mo>
                </mrow>
                <mrow>
                  <mi/>
                  <mo stretchy="false">∧</mo>
                  <mi>P</mi>
                </mrow>
                <mrow>
                  <mi/>
                  <mo stretchy="false">∨</mo>
                  <mi>P</mi>
                </mrow>
                <mrow>
                  <mi/>
                  <mo stretchy="false">∧</mo>
                  <mi>S</mi>
                </mrow>
                <mrow>
                  <mi/>
                  <mo stretchy="false">∨</mo>
                  <mrow>
                    <mo stretchy="false">(</mo>
                    <mrow>
                      <mrow>
                        <mo stretchy="false">¬</mo>
                        <mi>D</mi>
                      </mrow>
                      <mrow>
                        <mi/>
                        <mo stretchy="false">∨</mo>
                        <mrow>
                          <mo stretchy="false">¬</mo>
                          <mi>M</mi>
                        </mrow>
                      </mrow>
                    </mrow>
                    <mo stretchy="false">)</mo>
                  </mrow>
                </mrow>
                <mrow>
                  <mi/>
                  <mo stretchy="false">∧</mo>
                  <mrow>
                    <mo stretchy="false">¬</mo>
                    <mi>S</mi>
                  </mrow>
                </mrow>
              </mrow>
              <mo stretchy="false">)</mo>
            </mrow>
            <mi/>
          </mrow>
        </mtd>
      </mtr>
      <mtr>
        <mtd/>
      </mtr>
      <mtr>
        <mtd>
          <mrow>
            <mi mathvariant="italic">Distributivgesetz</mi>
            <mi/>
          </mrow>
        </mtd>
      </mtr>
      <mtr>
        <mtd>
          <mrow>
            <mrow>
              <mo stretchy="false">(</mo>
              <mrow>
                <mrow>
                  <mo stretchy="false">(</mo>
                  <mrow>
                    <mrow>
                      <mo stretchy="false">¬</mo>
                      <mi>D</mi>
                    </mrow>
                    <mrow>
                      <mi/>
                      <mo stretchy="false">∨</mo>
                      <mrow>
                        <mo stretchy="false">¬</mo>
                        <mi>M</mi>
                      </mrow>
                    </mrow>
                  </mrow>
                  <mo stretchy="false">)</mo>
                </mrow>
                <mrow>
                  <mi/>
                  <mo stretchy="false">∧</mo>
                  <mi>P</mi>
                </mrow>
                <mrow>
                  <mi/>
                  <mo stretchy="false">∨</mo>
                  <mi>P</mi>
                </mrow>
                <mrow>
                  <mi/>
                  <mo stretchy="false">∧</mo>
                  <mi>S</mi>
                </mrow>
                <mrow>
                  <mi/>
                  <mo stretchy="false">∨</mo>
                  <mrow>
                    <mo stretchy="false">(</mo>
                    <mrow>
                      <mrow>
                        <mo stretchy="false">¬</mo>
                        <mi>D</mi>
                      </mrow>
                      <mrow>
                        <mi/>
                        <mo stretchy="false">∨</mo>
                        <mrow>
                          <mo stretchy="false">¬</mo>
                          <mi>M</mi>
                        </mrow>
                      </mrow>
                    </mrow>
                    <mo stretchy="false">)</mo>
                  </mrow>
                </mrow>
                <mrow>
                  <mi/>
                  <mo stretchy="false">∧</mo>
                  <mrow>
                    <mo stretchy="false">¬</mo>
                    <mi>S</mi>
                  </mrow>
                </mrow>
              </mrow>
              <mo stretchy="false">)</mo>
            </mrow>
            <mi/>
          </mrow>
        </mtd>
      </mtr>
      <mtr>
        <mtd>
          <mrow>
            <mo stretchy="false">⇔</mo>
            <mrow>
              <mo stretchy="false">(</mo>
              <mrow>
                <mrow>
                  <mo stretchy="false">(</mo>
                  <mrow>
                    <mrow>
                      <mo stretchy="false">¬</mo>
                      <mi>D</mi>
                    </mrow>
                    <mrow>
                      <mi/>
                      <mo stretchy="false">∨</mo>
                      <mrow>
                        <mo stretchy="false">¬</mo>
                        <mi>M</mi>
                      </mrow>
                    </mrow>
                  </mrow>
                  <mo stretchy="false">)</mo>
                </mrow>
                <mrow>
                  <mi/>
                  <mo stretchy="false">∧</mo>
                  <mrow>
                    <mo stretchy="false">(</mo>
                    <mrow>
                      <mi>P</mi>
                      <mrow>
                        <mi/>
                        <mo stretchy="false">∨</mo>
                        <mrow>
                          <mo stretchy="false">¬</mo>
                          <mi>S</mi>
                        </mrow>
                      </mrow>
                    </mrow>
                    <mo stretchy="false">)</mo>
                  </mrow>
                </mrow>
                <mrow>
                  <mi/>
                  <mo stretchy="false">∨</mo>
                  <mi>P</mi>
                </mrow>
                <mrow>
                  <mi/>
                  <mo stretchy="false">∧</mo>
                  <mi>S</mi>
                </mrow>
              </mrow>
              <mo stretchy="false">)</mo>
            </mrow>
            <mi/>
          </mrow>
        </mtd>
      </mtr>
      <mtr>
        <mtd/>
      </mtr>
      <mtr>
        <mtd>
          <mrow>
            <mrow>
              <mo stretchy="false">(</mo>
              <mrow>
                <mi>P</mi>
                <mrow>
                  <mi/>
                  <mo stretchy="false">→</mo>
                  <mi/>
                </mrow>
                <mrow>
                  <mo stretchy="false">¬</mo>
                  <mi>D</mi>
                </mrow>
                <mrow>
                  <mi/>
                  <mo stretchy="false">∧</mo>
                  <mi>S</mi>
                </mrow>
              </mrow>
              <mo stretchy="false">)</mo>
            </mrow>
            <mrow>
              <mi/>
              <mo stretchy="false">∧</mo>
              <mi/>
            </mrow>
          </mrow>
        </mtd>
      </mtr>
      <mtr>
        <mtd>
          <mrow>
            <mrow>
              <mo stretchy="false">(</mo>
              <mrow>
                <mrow>
                  <mo stretchy="false">¬</mo>
                  <mi>D</mi>
                </mrow>
                <mrow>
                  <mi/>
                  <mo stretchy="false">∨</mo>
                  <mrow>
                    <mo stretchy="false">¬</mo>
                    <mi>S</mi>
                  </mrow>
                </mrow>
                <mrow>
                  <mi/>
                  <mo stretchy="false">→</mo>
                  <mi/>
                </mrow>
                <mrow>
                  <mo stretchy="false">¬</mo>
                  <mi>M</mi>
                </mrow>
              </mrow>
              <mo stretchy="false">)</mo>
            </mrow>
            <mrow>
              <mi/>
              <mo stretchy="false">∧</mo>
              <mi/>
            </mrow>
          </mrow>
        </mtd>
      </mtr>
      <mtr>
        <mtd>
          <mrow>
            <mrow>
              <mo stretchy="false">(</mo>
              <mrow>
                <mrow>
                  <mo stretchy="false">(</mo>
                  <mrow>
                    <mrow>
                      <mo stretchy="false">¬</mo>
                      <mi>D</mi>
                    </mrow>
                    <mrow>
                      <mi/>
                      <mo stretchy="false">∨</mo>
                      <mrow>
                        <mo stretchy="false">¬</mo>
                        <mi>M</mi>
                      </mrow>
                    </mrow>
                  </mrow>
                  <mo stretchy="false">)</mo>
                </mrow>
                <mrow>
                  <mi/>
                  <mo stretchy="false">∧</mo>
                  <mrow>
                    <mo stretchy="false">(</mo>
                    <mrow>
                      <mi>P</mi>
                      <mrow>
                        <mi/>
                        <mo stretchy="false">∨</mo>
                        <mrow>
                          <mo stretchy="false">¬</mo>
                          <mi>S</mi>
                        </mrow>
                      </mrow>
                    </mrow>
                    <mo stretchy="false">)</mo>
                  </mrow>
                </mrow>
                <mrow>
                  <mi/>
                  <mo stretchy="false">∨</mo>
                  <mi>P</mi>
                </mrow>
                <mrow>
                  <mi/>
                  <mo stretchy="false">∧</mo>
                  <mi>S</mi>
                </mrow>
              </mrow>
              <mo stretchy="false">)</mo>
            </mrow>
            <mi/>
          </mrow>
        </mtd>
      </mtr>
      <mtr>
        <mtd/>
      </mtr>
      <mtr>
        <mtd>
          <mrow>
            <mi mathvariant="italic">Implikation</mi>
            <mi/>
          </mrow>
        </mtd>
      </mtr>
      <mtr>
        <mtd>
          <mrow>
            <mrow>
              <mo stretchy="false">(</mo>
              <mrow>
                <mrow>
                  <mi>P</mi>
                  <mo stretchy="false">→</mo>
                  <mrow>
                    <mo stretchy="false">¬</mo>
                    <mi>D</mi>
                  </mrow>
                </mrow>
                <mrow>
                  <mi/>
                  <mo stretchy="false">∧</mo>
                  <mi>S</mi>
                </mrow>
              </mrow>
              <mo stretchy="false">)</mo>
            </mrow>
            <mi/>
          </mrow>
        </mtd>
      </mtr>
      <mtr>
        <mtd>
          <mrow>
            <mo stretchy="false">⇔</mo>
            <mrow>
              <mo stretchy="false">(</mo>
              <mrow>
                <mrow>
                  <mo stretchy="false">¬</mo>
                  <mi>D</mi>
                </mrow>
                <mrow>
                  <mi/>
                  <mo stretchy="false">∧</mo>
                  <mi>S</mi>
                </mrow>
                <mrow>
                  <mi/>
                  <mo stretchy="false">∨</mo>
                  <mrow>
                    <mo stretchy="false">¬</mo>
                    <mi>P</mi>
                  </mrow>
                </mrow>
              </mrow>
              <mo stretchy="false">)</mo>
            </mrow>
            <mi/>
          </mrow>
        </mtd>
      </mtr>
      <mtr>
        <mtd/>
      </mtr>
      <mtr>
        <mtd>
          <mrow>
            <mrow>
              <mo stretchy="false">(</mo>
              <mrow>
                <mrow>
                  <mo stretchy="false">¬</mo>
                  <mi>D</mi>
                </mrow>
                <mrow>
                  <mi/>
                  <mo stretchy="false">∧</mo>
                  <mi>S</mi>
                </mrow>
                <mrow>
                  <mi/>
                  <mo stretchy="false">∨</mo>
                  <mrow>
                    <mo stretchy="false">¬</mo>
                    <mi>P</mi>
                  </mrow>
                </mrow>
              </mrow>
              <mo stretchy="false">)</mo>
            </mrow>
            <mrow>
              <mi/>
              <mo stretchy="false">∧</mo>
              <mi/>
            </mrow>
          </mrow>
        </mtd>
      </mtr>
      <mtr>
        <mtd>
          <mrow>
            <mrow>
              <mo stretchy="false">(</mo>
              <mrow>
                <mrow>
                  <mo stretchy="false">¬</mo>
                  <mi>D</mi>
                </mrow>
                <mrow>
                  <mi/>
                  <mo stretchy="false">∨</mo>
                  <mrow>
                    <mo stretchy="false">¬</mo>
                    <mi>S</mi>
                  </mrow>
                </mrow>
                <mrow>
                  <mi/>
                  <mo stretchy="false">→</mo>
                  <mi/>
                </mrow>
                <mrow>
                  <mo stretchy="false">¬</mo>
                  <mi>M</mi>
                </mrow>
              </mrow>
              <mo stretchy="false">)</mo>
            </mrow>
            <mrow>
              <mi/>
              <mo stretchy="false">∧</mo>
              <mi/>
            </mrow>
          </mrow>
        </mtd>
      </mtr>
      <mtr>
        <mtd>
          <mrow>
            <mrow>
              <mo stretchy="false">(</mo>
              <mrow>
                <mrow>
                  <mo stretchy="false">(</mo>
                  <mrow>
                    <mrow>
                      <mo stretchy="false">¬</mo>
                      <mi>D</mi>
                    </mrow>
                    <mrow>
                      <mi/>
                      <mo stretchy="false">∨</mo>
                      <mrow>
                        <mo stretchy="false">¬</mo>
                        <mi>M</mi>
                      </mrow>
                    </mrow>
                  </mrow>
                  <mo stretchy="false">)</mo>
                </mrow>
                <mrow>
                  <mi/>
                  <mo stretchy="false">∧</mo>
                  <mrow>
                    <mo stretchy="false">(</mo>
                    <mrow>
                      <mi>P</mi>
                      <mrow>
                        <mi/>
                        <mo stretchy="false">∨</mo>
                        <mrow>
                          <mo stretchy="false">¬</mo>
                          <mi>S</mi>
                        </mrow>
                      </mrow>
                    </mrow>
                    <mo stretchy="false">)</mo>
                  </mrow>
                </mrow>
                <mrow>
                  <mi/>
                  <mo stretchy="false">∨</mo>
                  <mi>P</mi>
                </mrow>
                <mrow>
                  <mi/>
                  <mo stretchy="false">∧</mo>
                  <mi>S</mi>
                </mrow>
              </mrow>
              <mo stretchy="false">)</mo>
            </mrow>
            <mi/>
          </mrow>
        </mtd>
      </mtr>
      <mtr>
        <mtd/>
      </mtr>
      <mtr>
        <mtd/>
      </mtr>
    </mtable>
    <annotation encoding="StarMath 5.0">alignl (P ` toward ` neg D ` and S) ` and ` newline
alignl (D `or S) ` and neg (neg P ` and S) ` and ` newline
alignl (neg D ` or neg S ` toward ` neg M) ` and ` newline
alignl (D ` toward neg M ` and ` S `) ` newline
newline

alignl Implikation` newline
alignl (D toward neg M ` and S) ` newline
alignl dlrarrow (neg D ` or neg M ` and S) ` newline
newline

alignl (P ` toward ` neg D ` and S) ` and ` newline
alignl (D `or S) ` and neg (neg P ` and S) ` and ` newline
alignl (neg D ` or neg S ` toward ` neg M) ` and ` newline
alignl (neg D ` or neg M ` and S) ` newline
newline

alignl Distributivgesetz ` newline
alignl (D ` or S) ` and (neg D ` or neg M ` and S) ` newline
alignl dlrarrow (D ` and neg D ` or D ` and neg M ` and S `or neg D` and S ` or neg M ` and S ` and S) ` newline
alignl Komplementarität, Neutralität und Idempotenz `newline
alignl (D ` and neg D ` or D ` and neg M ` and S `or neg D` and S ` or neg M ` and S ` and S) ` newline
alignl dlrarrow (D ` and neg M ` and S ` or neg D ` and S ` or neg M ` and S)` newline
alignl Absorption ` newline
alignl (D ` and neg M ` and S ` or neg D ` and S ` or neg M ` and S) ` newline
alignl dlrarrow (neg D ` and S ` or neg M ` and S) ` newline
alignl Distributiv ` newline
alignl (neg D ` and S ` or neg M ` and S) ` newline
alignl dlrarrow ((neg D ` or neg M) ` and S) ` newline
newline

alignl (P ` toward ` neg D ` and S) ` and ` newline
alignl neg (neg P ` and S) ` and ` newline
alignl (neg D ` or neg S ` toward ` neg M) ` and ` newline
alignl ((neg D ` or neg M) ` and S) ` newline
newline

alignl DeMorgan'sches Gesetz `newline
alignl neg (neg P ` and S) ` newline
alignl dlrarrow (P ` or neg S) ` newline
newline

alignl (P ` toward ` neg D ` and S) ` and ` newline
alignl (P ` or neg S) ` and ` newline
alignl (neg D ` or neg S ` toward ` neg M) ` and ` newline
alignl ((neg D ` or neg M) ` and S) ` newline
newline

alignl Distributivgesetz ` newline
alignl ((neg D ` or neg M) ` and S) ` and (P ` or neg S) ` newline
alignl dlrarrow ((neg D ` or neg M) ` and P ` or P ` and S ` or  (neg D ` or neg M) ` and neg S ` or S ` and neg S) ` newline
alignl Komplementarität ` newline
alignl ((neg D ` or neg M) ` and P ` or P ` and S ` or  (neg D ` or neg M) ` and neg S ` or S ` and neg S) ` newline
alignl dlrarrow ((neg D ` or neg M) ` and P ` or P ` and S ` or  (neg D ` or neg M) ` and neg S) ` newline
newline

alignl (P ` toward ` neg D ` and S) ` and ` newline
alignl (neg D ` or neg S ` toward ` neg M) ` and ` newline
alignl ((neg D ` or neg M) ` and P ` or P ` and S ` or  (neg D ` or neg M) ` and neg S) ` newline
newline
alignl Distributivgesetz ` newline
alignl ((neg D ` or neg M) ` and P ` or P ` and S ` or  (neg D ` or neg M) ` and neg S) ` newline
alignl dlrarrow ((neg D ` or neg M) ` and (P ` or neg S) ` or P ` and S) ` newline
newline

alignl (P ` toward ` neg D ` and S) ` and ` newline
alignl (neg D ` or neg S ` toward ` neg M) ` and ` newline
alignl ((neg D ` or neg M) ` and (P ` or neg S) ` or P ` and S) ` newline
newline

alignl Implikation ` newline
alignl (P toward neg D ` and S) ` newline
alignl dlrarrow (neg D ` and S ` or neg P) ` newline
newline

alignl (neg D ` and S ` or neg P) ` and ` newline
alignl (neg D ` or neg S ` toward ` neg M) ` and ` newline
alignl ((neg D ` or neg M) ` and (P ` or neg S) ` or P ` and S) ` newline
newline



newline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Berger</meta:initial-creator>
    <meta:creation-date>2016-11-22T17:47:22.66</meta:creation-date>
    <meta:generator>OpenOffice/4.1.3$Win32 OpenOffice.org_project/413m1$Build-9783</meta:generator>
  </office:meta>
</office:document-meta>
</file>